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87cm"/>
    </style:style>
    <style:style style:name="co3" style:family="table-column">
      <style:table-column-properties fo:break-before="auto" style:column-width="2.879cm"/>
    </style:style>
    <style:style style:name="co4" style:family="table-column">
      <style:table-column-properties fo:break-before="auto" style:column-width="3.246cm"/>
    </style:style>
    <style:style style:name="co5" style:family="table-column">
      <style:table-column-properties fo:break-before="auto" style:column-width="4.3cm"/>
    </style:style>
    <style:style style:name="co6" style:family="table-column">
      <style:table-column-properties fo:break-before="auto" style:column-width="3.849cm"/>
    </style:style>
    <style:style style:name="co7" style:family="table-column">
      <style:table-column-properties fo:break-before="auto" style:column-width="5.098cm"/>
    </style:style>
    <style:style style:name="co8" style:family="table-column">
      <style:table-column-properties fo:break-before="auto" style:column-width="3.745cm"/>
    </style:style>
    <style:style style:name="co9" style:family="table-column">
      <style:table-column-properties fo:break-before="auto" style:column-width="4.648cm"/>
    </style:style>
    <style:style style:name="co10" style:family="table-column">
      <style:table-column-properties fo:break-before="auto" style:column-width="6.174cm"/>
    </style:style>
    <style:style style:name="co11" style:family="table-column">
      <style:table-column-properties fo:break-before="auto" style:column-width="5.41cm"/>
    </style:style>
    <style:style style:name="co12" style:family="table-column">
      <style:table-column-properties fo:break-before="auto" style:column-width="4.96cm"/>
    </style:style>
    <style:style style:name="co13" style:family="table-column">
      <style:table-column-properties fo:break-before="auto" style:column-width="2.808cm"/>
    </style:style>
    <style:style style:name="co14" style:family="table-column">
      <style:table-column-properties fo:break-before="auto" style:column-width="5.861cm"/>
    </style:style>
    <style:style style:name="co16" style:family="table-column">
      <style:table-column-properties fo:break-before="auto" style:column-width="5.5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35cm solid #000000" fo:border-right="none" fo:border-top="0.035cm solid #000000"/>
    </style:style>
    <style:style style:name="ce2" style:family="table-cell" style:parent-style-name="Default">
      <style:table-cell-properties fo:border-bottom="none" fo:border-left="0.035cm solid #000000" fo:border-right="none" fo:border-top="none"/>
    </style:style>
    <style:style style:name="ce3" style:family="table-cell" style:parent-style-name="Default">
      <style:table-cell-properties fo:border-bottom="0.035cm solid #000000" fo:border-left="0.035cm solid #000000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none" fo:border-right="none" fo:border-top="0.035cm solid #000000"/>
    </style:style>
    <style:style style:name="ce6" style:family="table-cell" style:parent-style-name="Default">
      <style:table-cell-properties fo:border-bottom="0.035cm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35cm solid #000000" fo:border-top="0.035cm solid #000000"/>
    </style:style>
    <style:style style:name="ce8" style:family="table-cell" style:parent-style-name="Default">
      <style:table-cell-properties fo:border-bottom="none" fo:border-left="none" fo:border-right="0.035cm solid #000000" fo:border-top="none"/>
    </style:style>
    <style:style style:name="ce9" style:family="table-cell" style:parent-style-name="Default">
      <style:table-cell-properties fo:border-bottom="0.035cm solid #000000" fo:border-left="none" fo:border-right="0.035cm solid #000000" fo:border-top="none"/>
    </style:style>
    <style:style style:name="ce10" style:family="table-cell" style:parent-style-name="Default">
      <style:table-cell-properties fo:border-bottom="none" fo:border-left="0.035cm solid #000000" fo:border-right="0.035cm solid #000000" fo:border-top="0.035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1"/>
          <table:table-cell table:style-name="ce5"/>
          <table:table-cell table:style-name="ce5" office:value-type="string" table:number-columns-spanned="2" table:number-rows-spanned="1">
            <text:p>Динамическое распределение</text:p>
          </table:table-cell>
          <table:covered-table-cell table:style-name="ce5"/>
          <table:table-cell table:style-name="ce7" office:value-type="string" table:number-columns-spanned="2" table:number-rows-spanned="1">
            <text:p>Статическое распределение</text:p>
          </table:table-cell>
          <table:covered-table-cell table:style-name="ce7"/>
          <table:table-cell/>
          <table:table-cell table:style-name="ce10" office:value-type="string" table:number-columns-spanned="3" table:number-rows-spanned="1">
            <text:p>Результаты измерений</text:p>
          </table:table-cell>
          <table:covered-table-cell table:style-name="ce5"/>
          <table:covered-table-cell table:style-name="ce7"/>
          <table:table-cell/>
          <table:table-cell table:style-name="ce10" office:value-type="string" table:number-columns-spanned="3" table:number-rows-spanned="1">
            <text:p>Распределение веса задач</text:p>
          </table:table-cell>
          <table:covered-table-cell table:style-name="ce5"/>
          <table:covered-table-cell table:style-name="ce7"/>
        </table:table-row>
        <table:table-row table:style-name="ro1">
          <table:table-cell table:style-name="ce2" office:value-type="string">
            <text:p>Кол-во ядер</text:p>
          </table:table-cell>
          <table:table-cell office:value-type="string">
            <text:p>№ испытания</text:p>
          </table:table-cell>
          <table:table-cell office:value-type="string">
            <text:p>Время</text:p>
          </table:table-cell>
          <table:table-cell table:style-name="Default" office:value-type="string">
            <text:p>Минимальное время</text:p>
          </table:table-cell>
          <table:table-cell office:value-type="string">
            <text:p>Время</text:p>
          </table:table-cell>
          <table:table-cell table:style-name="ce8" office:value-type="string">
            <text:p>Минимальное время</text:p>
          </table:table-cell>
          <table:table-cell/>
          <table:table-cell table:style-name="ce2" office:value-type="string">
            <text:p>Кол-во ядер</text:p>
          </table:table-cell>
          <table:table-cell table:style-name="ce4" office:value-type="string">
            <text:p>Динамическое распределение</text:p>
          </table:table-cell>
          <table:table-cell table:style-name="ce8" office:value-type="string">
            <text:p>Статическое распределение</text:p>
          </table:table-cell>
          <table:table-cell/>
          <table:table-cell table:style-name="ce2" office:value-type="string">
            <text:p>№ процесса</text:p>
          </table:table-cell>
          <table:table-cell table:style-name="ce4" office:value-type="string">
            <text:p>Динамическое распределение</text:p>
          </table:table-cell>
          <table:table-cell table:style-name="ce8" office:value-type="string">
            <text:p>Статическое распределение</text:p>
          </table:table-cell>
        </table:table-row>
        <table:table-row table:style-name="ro1">
          <table:table-cell table:style-name="ce2" office:value-type="float" office:value="1" table:number-columns-spanned="1" table:number-rows-spanned="6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400.780674">
            <text:p>400,78</text:p>
          </table:table-cell>
          <table:table-cell table:style-name="Default" table:formula="of:=MIN([.C4:.C9])" office:value-type="float" office:value="400.775561" table:number-columns-spanned="1" table:number-rows-spanned="6">
            <text:p>400,78</text:p>
          </table:table-cell>
          <table:table-cell office:value-type="float" office:value="404.656">
            <text:p>404,66</text:p>
          </table:table-cell>
          <table:table-cell table:style-name="ce8" table:formula="of:=MIN([.E4:.E9])" office:value-type="float" office:value="404.628344" table:number-columns-spanned="1" table:number-rows-spanned="6">
            <text:p>404,63</text:p>
          </table:table-cell>
          <table:table-cell/>
          <table:table-cell table:style-name="ce2" office:value-type="float" office:value="1">
            <text:p>1</text:p>
          </table:table-cell>
          <table:table-cell table:style-name="ce4" table:formula="of:=INDIRECT(ADDRESS( ROW([.$I3]) * 6 - 14;COLUMN([.$D$4])))" office:value-type="float" office:value="400.775561">
            <text:p>400,78</text:p>
          </table:table-cell>
          <table:table-cell table:style-name="ce8" table:formula="of:=INDIRECT(ADDRESS( ROW([.$I3]) * 6 - 14;COLUMN([.$F$4])))" office:value-type="float" office:value="404.628344">
            <text:p>404,63</text:p>
          </table:table-cell>
          <table:table-cell/>
          <table:table-cell table:style-name="ce2" office:value-type="float" office:value="1">
            <text:p>1</text:p>
          </table:table-cell>
          <table:table-cell office:value-type="float" office:value="2594540">
            <text:p>2594540</text:p>
          </table:table-cell>
          <table:table-cell table:style-name="ce8" office:value-type="float" office:value="3983620">
            <text:p>3983620</text:p>
          </table:table-cell>
        </table:table-row>
        <table:table-row table:style-name="ro1">
          <table:covered-table-cell table:style-name="ce2"/>
          <table:table-cell office:value-type="float" office:value="2">
            <text:p>2</text:p>
          </table:table-cell>
          <table:table-cell table:style-name="ce4" office:value-type="float" office:value="400.776427">
            <text:p>400,78</text:p>
          </table:table-cell>
          <table:covered-table-cell table:style-name="Default"/>
          <table:table-cell office:value-type="float" office:value="404.631646">
            <text:p>404,63</text:p>
          </table:table-cell>
          <table:covered-table-cell table:style-name="ce8"/>
          <table:table-cell/>
          <table:table-cell table:style-name="ce2" office:value-type="float" office:value="2">
            <text:p>2</text:p>
          </table:table-cell>
          <table:table-cell table:style-name="ce4" table:formula="of:=INDIRECT(ADDRESS( ROW([.$I4]) * 6 - 14;COLUMN([.$D$4])))" office:value-type="float" office:value="209.408997">
            <text:p>209,41</text:p>
          </table:table-cell>
          <table:table-cell table:style-name="ce8" table:formula="of:=INDIRECT(ADDRESS( ROW([.$I4]) * 6 - 14;COLUMN([.$F$4])))" office:value-type="float" office:value="243.392225">
            <text:p>243,39</text:p>
          </table:table-cell>
          <table:table-cell/>
          <table:table-cell table:style-name="ce2" office:value-type="float" office:value="2">
            <text:p>2</text:p>
          </table:table-cell>
          <table:table-cell office:value-type="float" office:value="2482860">
            <text:p>2482860</text:p>
          </table:table-cell>
          <table:table-cell table:style-name="ce8" office:value-type="float" office:value="3670120">
            <text:p>3670120</text:p>
          </table:table-cell>
        </table:table-row>
        <table:table-row table:style-name="ro1">
          <table:covered-table-cell table:style-name="ce2"/>
          <table:table-cell office:value-type="float" office:value="3">
            <text:p>3</text:p>
          </table:table-cell>
          <table:table-cell table:style-name="ce4" office:value-type="float" office:value="400.779521">
            <text:p>400,78</text:p>
          </table:table-cell>
          <table:covered-table-cell table:style-name="Default"/>
          <table:table-cell office:value-type="float" office:value="404.628344">
            <text:p>404,63</text:p>
          </table:table-cell>
          <table:covered-table-cell table:style-name="ce8"/>
          <table:table-cell/>
          <table:table-cell table:style-name="ce2" office:value-type="float" office:value="4">
            <text:p>4</text:p>
          </table:table-cell>
          <table:table-cell table:style-name="ce4" table:formula="of:=INDIRECT(ADDRESS( ROW([.$I5]) * 6 - 14;COLUMN([.$D$4])))" office:value-type="float" office:value="107.257988">
            <text:p>107,26</text:p>
          </table:table-cell>
          <table:table-cell table:style-name="ce8" table:formula="of:=INDIRECT(ADDRESS( ROW([.$I5]) * 6 - 14;COLUMN([.$F$4])))" office:value-type="float" office:value="145.684837">
            <text:p>145,68</text:p>
          </table:table-cell>
          <table:table-cell/>
          <table:table-cell table:style-name="ce2" office:value-type="float" office:value="3">
            <text:p>3</text:p>
          </table:table-cell>
          <table:table-cell office:value-type="float" office:value="2532500">
            <text:p>2532500</text:p>
          </table:table-cell>
          <table:table-cell table:style-name="ce8" office:value-type="float" office:value="3146060">
            <text:p>3146060</text:p>
          </table:table-cell>
        </table:table-row>
        <table:table-row table:style-name="ro1">
          <table:covered-table-cell table:style-name="ce2"/>
          <table:table-cell office:value-type="float" office:value="4">
            <text:p>4</text:p>
          </table:table-cell>
          <table:table-cell table:style-name="ce4" office:value-type="float" office:value="400.776486">
            <text:p>400,78</text:p>
          </table:table-cell>
          <table:covered-table-cell table:style-name="Default"/>
          <table:table-cell office:value-type="float" office:value="404.63544">
            <text:p>404,64</text:p>
          </table:table-cell>
          <table:covered-table-cell table:style-name="ce8"/>
          <table:table-cell/>
          <table:table-cell table:style-name="ce2" office:value-type="float" office:value="8">
            <text:p>8</text:p>
          </table:table-cell>
          <table:table-cell table:style-name="ce4" table:formula="of:=INDIRECT(ADDRESS( ROW([.$I6]) * 6 - 14;COLUMN([.$D$4])))" office:value-type="float" office:value="58.928993">
            <text:p>58,93</text:p>
          </table:table-cell>
          <table:table-cell table:style-name="ce8" table:formula="of:=INDIRECT(ADDRESS( ROW([.$I6]) * 6 - 14;COLUMN([.$F$4])))" office:value-type="float" office:value="78.367242">
            <text:p>78,37</text:p>
          </table:table-cell>
          <table:table-cell/>
          <table:table-cell table:style-name="ce2" office:value-type="float" office:value="4">
            <text:p>4</text:p>
          </table:table-cell>
          <table:table-cell office:value-type="float" office:value="2504000">
            <text:p>2504000</text:p>
          </table:table-cell>
          <table:table-cell table:style-name="ce8" office:value-type="float" office:value="2657540">
            <text:p>2657540</text:p>
          </table:table-cell>
        </table:table-row>
        <table:table-row table:style-name="ro1">
          <table:covered-table-cell table:style-name="ce2"/>
          <table:table-cell office:value-type="float" office:value="5">
            <text:p>5</text:p>
          </table:table-cell>
          <table:table-cell table:style-name="ce4" office:value-type="float" office:value="400.77657">
            <text:p>400,78</text:p>
          </table:table-cell>
          <table:covered-table-cell table:style-name="Default"/>
          <table:table-cell office:value-type="float" office:value="404.642348">
            <text:p>404,64</text:p>
          </table:table-cell>
          <table:covered-table-cell table:style-name="ce8"/>
          <table:table-cell/>
          <table:table-cell table:style-name="ce3" office:value-type="float" office:value="16">
            <text:p>16</text:p>
          </table:table-cell>
          <table:table-cell table:style-name="ce6" table:formula="of:=INDIRECT(ADDRESS( ROW([.$I7]) * 6 - 14;COLUMN([.$D$4])))" office:value-type="float" office:value="40.051003">
            <text:p>40,05</text:p>
          </table:table-cell>
          <table:table-cell table:style-name="ce9" table:formula="of:=INDIRECT(ADDRESS( ROW([.$I7]) * 6 - 14;COLUMN([.$F$4])))" office:value-type="float" office:value="40.185069">
            <text:p>40,19</text:p>
          </table:table-cell>
          <table:table-cell/>
          <table:table-cell table:style-name="ce2" office:value-type="float" office:value="5">
            <text:p>5</text:p>
          </table:table-cell>
          <table:table-cell office:value-type="float" office:value="2524240">
            <text:p>2524240</text:p>
          </table:table-cell>
          <table:table-cell table:style-name="ce8" office:value-type="float" office:value="2149740">
            <text:p>2149740</text:p>
          </table:table-cell>
        </table:table-row>
        <table:table-row table:style-name="ro1">
          <table:covered-table-cell table:style-name="ce2"/>
          <table:table-cell office:value-type="float" office:value="6">
            <text:p>6</text:p>
          </table:table-cell>
          <table:table-cell table:style-name="ce4" office:value-type="float" office:value="400.775561">
            <text:p>400,78</text:p>
          </table:table-cell>
          <table:covered-table-cell table:style-name="Default"/>
          <table:table-cell office:value-type="float" office:value="404.637383">
            <text:p>404,64</text:p>
          </table:table-cell>
          <table:covered-table-cell table:style-name="ce8"/>
          <table:table-cell table:number-columns-repeated="5"/>
          <table:table-cell table:style-name="ce2" office:value-type="float" office:value="6">
            <text:p>6</text:p>
          </table:table-cell>
          <table:table-cell office:value-type="float" office:value="2440400">
            <text:p>2440400</text:p>
          </table:table-cell>
          <table:table-cell table:style-name="ce8" office:value-type="float" office:value="1694220">
            <text:p>1694220</text:p>
          </table:table-cell>
        </table:table-row>
        <table:table-row table:style-name="ro1">
          <table:table-cell table:style-name="ce2" office:value-type="float" office:value="2" table:number-columns-spanned="1" table:number-rows-spanned="6">
            <text:p>2</text:p>
          </table:table-cell>
          <table:table-cell office:value-type="float" office:value="1">
            <text:p>1</text:p>
          </table:table-cell>
          <table:table-cell table:style-name="ce4" office:value-type="float" office:value="209.887011">
            <text:p>209,89</text:p>
          </table:table-cell>
          <table:table-cell table:style-name="Default" table:formula="of:=MIN([.C10:.C15])" office:value-type="float" office:value="209.408997" table:number-columns-spanned="1" table:number-rows-spanned="6">
            <text:p>209,41</text:p>
          </table:table-cell>
          <table:table-cell office:value-type="float" office:value="243.403272">
            <text:p>243,4</text:p>
          </table:table-cell>
          <table:table-cell table:style-name="ce8" table:formula="of:=MIN([.E10:.E15])" office:value-type="float" office:value="243.392225" table:number-columns-spanned="1" table:number-rows-spanned="6">
            <text:p>243,39</text:p>
          </table:table-cell>
          <table:table-cell table:number-columns-repeated="5"/>
          <table:table-cell table:style-name="ce2" office:value-type="float" office:value="7">
            <text:p>7</text:p>
          </table:table-cell>
          <table:table-cell office:value-type="float" office:value="2472580">
            <text:p>2472580</text:p>
          </table:table-cell>
          <table:table-cell table:style-name="ce8" office:value-type="float" office:value="1409780">
            <text:p>1409780</text:p>
          </table:table-cell>
        </table:table-row>
        <table:table-row table:style-name="ro1">
          <table:covered-table-cell table:style-name="ce2"/>
          <table:table-cell office:value-type="float" office:value="2">
            <text:p>2</text:p>
          </table:table-cell>
          <table:table-cell table:style-name="ce4" office:value-type="float" office:value="209.964991">
            <text:p>209,96</text:p>
          </table:table-cell>
          <table:covered-table-cell table:style-name="Default"/>
          <table:table-cell office:value-type="float" office:value="243.406373">
            <text:p>243,41</text:p>
          </table:table-cell>
          <table:covered-table-cell table:style-name="ce8"/>
          <table:table-cell table:number-columns-repeated="5"/>
          <table:table-cell table:style-name="ce2" office:value-type="float" office:value="8">
            <text:p>8</text:p>
          </table:table-cell>
          <table:table-cell office:value-type="float" office:value="2479160">
            <text:p>2479160</text:p>
          </table:table-cell>
          <table:table-cell table:style-name="ce8" office:value-type="float" office:value="1331420">
            <text:p>1331420</text:p>
          </table:table-cell>
        </table:table-row>
        <table:table-row table:style-name="ro1">
          <table:covered-table-cell table:style-name="ce2"/>
          <table:table-cell office:value-type="float" office:value="3">
            <text:p>3</text:p>
          </table:table-cell>
          <table:table-cell table:style-name="ce4" office:value-type="float" office:value="209.928003">
            <text:p>209,93</text:p>
          </table:table-cell>
          <table:covered-table-cell table:style-name="Default"/>
          <table:table-cell office:value-type="float" office:value="243.400601">
            <text:p>243,4</text:p>
          </table:table-cell>
          <table:covered-table-cell table:style-name="ce8"/>
          <table:table-cell/>
          <table:table-cell table:style-name="ce10" office:value-type="string" table:number-columns-spanned="3" table:number-rows-spanned="1">
            <text:p>Ускорение</text:p>
          </table:table-cell>
          <table:covered-table-cell table:style-name="ce5"/>
          <table:covered-table-cell table:style-name="ce7"/>
          <table:table-cell/>
          <table:table-cell table:style-name="ce2" office:value-type="float" office:value="9">
            <text:p>9</text:p>
          </table:table-cell>
          <table:table-cell office:value-type="float" office:value="2511580">
            <text:p>2511580</text:p>
          </table:table-cell>
          <table:table-cell table:style-name="ce8" office:value-type="float" office:value="1340180">
            <text:p>1340180</text:p>
          </table:table-cell>
        </table:table-row>
        <table:table-row table:style-name="ro1">
          <table:covered-table-cell table:style-name="ce2"/>
          <table:table-cell office:value-type="float" office:value="4">
            <text:p>4</text:p>
          </table:table-cell>
          <table:table-cell table:style-name="ce4" office:value-type="float" office:value="209.408997">
            <text:p>209,41</text:p>
          </table:table-cell>
          <table:covered-table-cell table:style-name="Default"/>
          <table:table-cell office:value-type="float" office:value="243.393375">
            <text:p>243,39</text:p>
          </table:table-cell>
          <table:covered-table-cell table:style-name="ce8"/>
          <table:table-cell/>
          <table:table-cell table:style-name="ce2" office:value-type="string">
            <text:p>Кол-во ядер</text:p>
          </table:table-cell>
          <table:table-cell table:style-name="ce4" office:value-type="string">
            <text:p>Динамическое распределение</text:p>
          </table:table-cell>
          <table:table-cell table:style-name="ce8" office:value-type="string">
            <text:p>Статическое распределение</text:p>
          </table:table-cell>
          <table:table-cell/>
          <table:table-cell table:style-name="ce2" office:value-type="float" office:value="10">
            <text:p>10</text:p>
          </table:table-cell>
          <table:table-cell office:value-type="float" office:value="2512460">
            <text:p>2512460</text:p>
          </table:table-cell>
          <table:table-cell table:style-name="ce8" office:value-type="float" office:value="1440880">
            <text:p>1440880</text:p>
          </table:table-cell>
        </table:table-row>
        <table:table-row table:style-name="ro1">
          <table:covered-table-cell table:style-name="ce2"/>
          <table:table-cell office:value-type="float" office:value="5">
            <text:p>5</text:p>
          </table:table-cell>
          <table:table-cell table:style-name="ce4" office:value-type="float" office:value="210.011985">
            <text:p>210,01</text:p>
          </table:table-cell>
          <table:covered-table-cell table:style-name="Default"/>
          <table:table-cell office:value-type="float" office:value="243.405145">
            <text:p>243,41</text:p>
          </table:table-cell>
          <table:covered-table-cell table:style-name="ce8"/>
          <table:table-cell/>
          <table:table-cell table:style-name="ce2" table:formula="of:=[.H4]" office:value-type="float" office:value="1">
            <text:p>1</text:p>
          </table:table-cell>
          <table:table-cell table:style-name="ce4" table:formula="of:=[.$I$4]/[.I4]" office:value-type="float" office:value="1">
            <text:p>1</text:p>
          </table:table-cell>
          <table:table-cell table:style-name="ce8" table:formula="of:=[.$J$4]/[.J4]" office:value-type="float" office:value="1">
            <text:p>1</text:p>
          </table:table-cell>
          <table:table-cell/>
          <table:table-cell table:style-name="ce2" office:value-type="float" office:value="11">
            <text:p>11</text:p>
          </table:table-cell>
          <table:table-cell office:value-type="float" office:value="2563260">
            <text:p>2563260</text:p>
          </table:table-cell>
          <table:table-cell table:style-name="ce8" office:value-type="float" office:value="1702200">
            <text:p>1702200</text:p>
          </table:table-cell>
        </table:table-row>
        <table:table-row table:style-name="ro1">
          <table:covered-table-cell table:style-name="ce2"/>
          <table:table-cell office:value-type="float" office:value="6">
            <text:p>6</text:p>
          </table:table-cell>
          <table:table-cell table:style-name="ce4" office:value-type="float" office:value="209.66499">
            <text:p>209,66</text:p>
          </table:table-cell>
          <table:covered-table-cell table:style-name="Default"/>
          <table:table-cell office:value-type="float" office:value="243.392225">
            <text:p>243,39</text:p>
          </table:table-cell>
          <table:covered-table-cell table:style-name="ce8"/>
          <table:table-cell/>
          <table:table-cell table:style-name="ce2" table:formula="of:=[.H5]" office:value-type="float" office:value="2">
            <text:p>2</text:p>
          </table:table-cell>
          <table:table-cell table:style-name="ce4" table:formula="of:=[.$I$4]/[.I5]" office:value-type="float" office:value="1.91384117560145">
            <text:p>1,91</text:p>
          </table:table-cell>
          <table:table-cell table:style-name="ce8" table:formula="of:=[.$J$4]/[.J5]" office:value-type="float" office:value="1.66245386022499">
            <text:p>1,66</text:p>
          </table:table-cell>
          <table:table-cell/>
          <table:table-cell table:style-name="ce2" office:value-type="float" office:value="12">
            <text:p>12</text:p>
          </table:table-cell>
          <table:table-cell office:value-type="float" office:value="2465100">
            <text:p>2465100</text:p>
          </table:table-cell>
          <table:table-cell table:style-name="ce8" office:value-type="float" office:value="2143060">
            <text:p>2143060</text:p>
          </table:table-cell>
        </table:table-row>
        <table:table-row table:style-name="ro1">
          <table:table-cell table:style-name="ce2" office:value-type="float" office:value="4" table:number-columns-spanned="1" table:number-rows-spanned="6">
            <text:p>4</text:p>
          </table:table-cell>
          <table:table-cell office:value-type="float" office:value="1">
            <text:p>1</text:p>
          </table:table-cell>
          <table:table-cell table:style-name="ce4" office:value-type="float" office:value="107.407983">
            <text:p>107,41</text:p>
          </table:table-cell>
          <table:table-cell table:style-name="Default" table:formula="of:=MIN([.C16:.C21])" office:value-type="float" office:value="107.257988" table:number-columns-spanned="1" table:number-rows-spanned="6">
            <text:p>107,26</text:p>
          </table:table-cell>
          <table:table-cell office:value-type="float" office:value="145.686433">
            <text:p>145,69</text:p>
          </table:table-cell>
          <table:table-cell table:style-name="ce8" table:formula="of:=MIN([.E16:.E21])" office:value-type="float" office:value="145.684837" table:number-columns-spanned="1" table:number-rows-spanned="6">
            <text:p>145,68</text:p>
          </table:table-cell>
          <table:table-cell/>
          <table:table-cell table:style-name="ce2" table:formula="of:=[.H6]" office:value-type="float" office:value="4">
            <text:p>4</text:p>
          </table:table-cell>
          <table:table-cell table:style-name="ce4" table:formula="of:=[.$I$4]/[.I6]" office:value-type="float" office:value="3.73655676815418">
            <text:p>3,74</text:p>
          </table:table-cell>
          <table:table-cell table:style-name="ce8" table:formula="of:=[.$J$4]/[.J6]" office:value-type="float" office:value="2.77742249867775">
            <text:p>2,78</text:p>
          </table:table-cell>
          <table:table-cell/>
          <table:table-cell table:style-name="ce2" office:value-type="float" office:value="13">
            <text:p>13</text:p>
          </table:table-cell>
          <table:table-cell office:value-type="float" office:value="2470200">
            <text:p>2470200</text:p>
          </table:table-cell>
          <table:table-cell table:style-name="ce8" office:value-type="float" office:value="2631940">
            <text:p>2631940</text:p>
          </table:table-cell>
        </table:table-row>
        <table:table-row table:style-name="ro1">
          <table:covered-table-cell table:style-name="ce2"/>
          <table:table-cell office:value-type="float" office:value="2">
            <text:p>2</text:p>
          </table:table-cell>
          <table:table-cell table:style-name="ce4" office:value-type="float" office:value="107.946992">
            <text:p>107,95</text:p>
          </table:table-cell>
          <table:covered-table-cell table:style-name="Default"/>
          <table:table-cell office:value-type="float" office:value="145.689649">
            <text:p>145,69</text:p>
          </table:table-cell>
          <table:covered-table-cell table:style-name="ce8"/>
          <table:table-cell/>
          <table:table-cell table:style-name="ce2" table:formula="of:=[.H7]" office:value-type="float" office:value="8">
            <text:p>8</text:p>
          </table:table-cell>
          <table:table-cell table:style-name="ce4" table:formula="of:=[.$I$4]/[.I7]" office:value-type="float" office:value="6.80099116915166">
            <text:p>6,8</text:p>
          </table:table-cell>
          <table:table-cell table:style-name="ce8" table:formula="of:=[.$J$4]/[.J7]" office:value-type="float" office:value="5.16323317847526">
            <text:p>5,16</text:p>
          </table:table-cell>
          <table:table-cell/>
          <table:table-cell table:style-name="ce2" office:value-type="float" office:value="14">
            <text:p>14</text:p>
          </table:table-cell>
          <table:table-cell office:value-type="float" office:value="2470960">
            <text:p>2470960</text:p>
          </table:table-cell>
          <table:table-cell table:style-name="ce8" office:value-type="float" office:value="3145320">
            <text:p>3145320</text:p>
          </table:table-cell>
        </table:table-row>
        <table:table-row table:style-name="ro1">
          <table:covered-table-cell table:style-name="ce2"/>
          <table:table-cell office:value-type="float" office:value="3">
            <text:p>3</text:p>
          </table:table-cell>
          <table:table-cell table:style-name="ce4" office:value-type="float" office:value="107.257988">
            <text:p>107,26</text:p>
          </table:table-cell>
          <table:covered-table-cell table:style-name="Default"/>
          <table:table-cell office:value-type="float" office:value="145.687947">
            <text:p>145,69</text:p>
          </table:table-cell>
          <table:covered-table-cell table:style-name="ce8"/>
          <table:table-cell/>
          <table:table-cell table:style-name="ce3" table:formula="of:=[.H8]" office:value-type="float" office:value="16">
            <text:p>16</text:p>
          </table:table-cell>
          <table:table-cell table:style-name="ce6" table:formula="of:=[.$I$4]/[.I8]" office:value-type="float" office:value="10.0066298214804">
            <text:p>10,01</text:p>
          </table:table-cell>
          <table:table-cell table:style-name="ce9" table:formula="of:=[.$J$4]/[.J8]" office:value-type="float" office:value="10.0691215436261">
            <text:p>10,07</text:p>
          </table:table-cell>
          <table:table-cell/>
          <table:table-cell table:style-name="ce2" office:value-type="float" office:value="15">
            <text:p>15</text:p>
          </table:table-cell>
          <table:table-cell office:value-type="float" office:value="2481920">
            <text:p>2481920</text:p>
          </table:table-cell>
          <table:table-cell table:style-name="ce8" office:value-type="float" office:value="3612080">
            <text:p>3612080</text:p>
          </table:table-cell>
        </table:table-row>
        <table:table-row table:style-name="ro1">
          <table:covered-table-cell table:style-name="ce2"/>
          <table:table-cell office:value-type="float" office:value="4">
            <text:p>4</text:p>
          </table:table-cell>
          <table:table-cell table:style-name="ce4" office:value-type="float" office:value="108.436984">
            <text:p>108,44</text:p>
          </table:table-cell>
          <table:covered-table-cell table:style-name="Default"/>
          <table:table-cell office:value-type="float" office:value="145.692188">
            <text:p>145,69</text:p>
          </table:table-cell>
          <table:covered-table-cell table:style-name="ce8"/>
          <table:table-cell table:number-columns-repeated="5"/>
          <table:table-cell table:style-name="ce3" office:value-type="float" office:value="16">
            <text:p>16</text:p>
          </table:table-cell>
          <table:table-cell table:style-name="ce6" office:value-type="float" office:value="2494240">
            <text:p>2494240</text:p>
          </table:table-cell>
          <table:table-cell table:style-name="ce9" office:value-type="float" office:value="3941840">
            <text:p>3941840</text:p>
          </table:table-cell>
        </table:table-row>
        <table:table-row table:style-name="ro1">
          <table:covered-table-cell table:style-name="ce2"/>
          <table:table-cell office:value-type="float" office:value="5">
            <text:p>5</text:p>
          </table:table-cell>
          <table:table-cell table:style-name="ce4" office:value-type="float" office:value="107.925008">
            <text:p>107,93</text:p>
          </table:table-cell>
          <table:covered-table-cell table:style-name="Default"/>
          <table:table-cell office:value-type="float" office:value="145.684837">
            <text:p>145,68</text:p>
          </table:table-cell>
          <table:covered-table-cell table:style-name="ce8"/>
          <table:table-cell table:number-columns-repeated="3"/>
          <table:table-cell table:style-name="ce4"/>
          <table:table-cell table:number-columns-repeated="2"/>
          <table:table-cell table:style-name="ce4"/>
          <table:table-cell/>
        </table:table-row>
        <table:table-row table:style-name="ro1">
          <table:covered-table-cell table:style-name="ce2"/>
          <table:table-cell office:value-type="float" office:value="6">
            <text:p>6</text:p>
          </table:table-cell>
          <table:table-cell table:style-name="ce4" office:value-type="float" office:value="108.089985">
            <text:p>108,09</text:p>
          </table:table-cell>
          <table:covered-table-cell table:style-name="Default"/>
          <table:table-cell office:value-type="float" office:value="145.698416">
            <text:p>145,7</text:p>
          </table:table-cell>
          <table:covered-table-cell table:style-name="ce8"/>
          <table:table-cell table:number-columns-repeated="6"/>
          <table:table-cell table:style-name="ce4"/>
          <table:table-cell/>
        </table:table-row>
        <table:table-row table:style-name="ro1">
          <table:table-cell table:style-name="ce2" office:value-type="float" office:value="8" table:number-columns-spanned="1" table:number-rows-spanned="6">
            <text:p>8</text:p>
          </table:table-cell>
          <table:table-cell office:value-type="float" office:value="1">
            <text:p>1</text:p>
          </table:table-cell>
          <table:table-cell table:style-name="ce4" office:value-type="float" office:value="59.076936">
            <text:p>59,08</text:p>
          </table:table-cell>
          <table:table-cell table:style-name="Default" table:formula="of:=MIN([.C22:.C27])" office:value-type="float" office:value="58.928993" table:number-columns-spanned="1" table:number-rows-spanned="6">
            <text:p>58,93</text:p>
          </table:table-cell>
          <table:table-cell office:value-type="float" office:value="78.367242">
            <text:p>78,37</text:p>
          </table:table-cell>
          <table:table-cell table:style-name="ce8" table:formula="of:=MIN([.E22:.E27])" office:value-type="float" office:value="78.367242" table:number-columns-spanned="1" table:number-rows-spanned="6">
            <text:p>78,37</text:p>
          </table:table-cell>
          <table:table-cell/>
          <table:table-cell table:style-name="ce10" office:value-type="string" table:number-columns-spanned="3" table:number-rows-spanned="1">
            <text:p>Эффективност</text:p>
          </table:table-cell>
          <table:covered-table-cell table:style-name="ce5"/>
          <table:covered-table-cell table:style-name="ce7"/>
          <table:table-cell table:number-columns-repeated="2"/>
          <table:table-cell table:style-name="ce4"/>
          <table:table-cell/>
        </table:table-row>
        <table:table-row table:style-name="ro1">
          <table:covered-table-cell table:style-name="ce2"/>
          <table:table-cell office:value-type="float" office:value="2">
            <text:p>2</text:p>
          </table:table-cell>
          <table:table-cell table:style-name="ce4" office:value-type="float" office:value="59.75596">
            <text:p>59,76</text:p>
          </table:table-cell>
          <table:covered-table-cell table:style-name="Default"/>
          <table:table-cell office:value-type="float" office:value="78.369671">
            <text:p>78,37</text:p>
          </table:table-cell>
          <table:covered-table-cell table:style-name="ce8"/>
          <table:table-cell/>
          <table:table-cell table:style-name="ce2" office:value-type="string">
            <text:p>Кол-во ядер</text:p>
          </table:table-cell>
          <table:table-cell table:style-name="ce4" office:value-type="string">
            <text:p>Динамическое распределение</text:p>
          </table:table-cell>
          <table:table-cell table:style-name="ce8" office:value-type="string">
            <text:p>Статическое распределение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covered-table-cell table:style-name="ce2"/>
          <table:table-cell office:value-type="float" office:value="3">
            <text:p>3</text:p>
          </table:table-cell>
          <table:table-cell table:style-name="ce4" office:value-type="float" office:value="59.486121">
            <text:p>59,49</text:p>
          </table:table-cell>
          <table:covered-table-cell table:style-name="Default"/>
          <table:table-cell office:value-type="float" office:value="78.367719">
            <text:p>78,37</text:p>
          </table:table-cell>
          <table:covered-table-cell table:style-name="ce8"/>
          <table:table-cell/>
          <table:table-cell table:style-name="ce2" table:formula="of:=[.H4]" office:value-type="float" office:value="1">
            <text:p>1</text:p>
          </table:table-cell>
          <table:table-cell table:style-name="ce4" table:formula="of:=[.I14]/[.H24]" office:value-type="float" office:value="1">
            <text:p>1</text:p>
          </table:table-cell>
          <table:table-cell table:style-name="ce8" table:formula="of:=[.J14]/[.H24]" office:value-type="float" office:value="1">
            <text:p>1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covered-table-cell table:style-name="ce2"/>
          <table:table-cell office:value-type="float" office:value="4">
            <text:p>4</text:p>
          </table:table-cell>
          <table:table-cell table:style-name="ce4" office:value-type="float" office:value="58.928993">
            <text:p>58,93</text:p>
          </table:table-cell>
          <table:covered-table-cell table:style-name="Default"/>
          <table:table-cell office:value-type="float" office:value="78.37004">
            <text:p>78,37</text:p>
          </table:table-cell>
          <table:covered-table-cell table:style-name="ce8"/>
          <table:table-cell/>
          <table:table-cell table:style-name="ce2" table:formula="of:=[.H5]" office:value-type="float" office:value="2">
            <text:p>2</text:p>
          </table:table-cell>
          <table:table-cell table:style-name="ce4" table:formula="of:=[.I15]/[.H25]" office:value-type="float" office:value="0.956920587800724">
            <text:p>0,96</text:p>
          </table:table-cell>
          <table:table-cell table:style-name="ce8" table:formula="of:=[.J15]/[.H25]" office:value-type="float" office:value="0.831226930112496">
            <text:p>0,83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covered-table-cell table:style-name="ce2"/>
          <table:table-cell office:value-type="float" office:value="5">
            <text:p>5</text:p>
          </table:table-cell>
          <table:table-cell table:style-name="ce4" office:value-type="float" office:value="59.179007">
            <text:p>59,18</text:p>
          </table:table-cell>
          <table:covered-table-cell table:style-name="Default"/>
          <table:table-cell office:value-type="float" office:value="78.372631">
            <text:p>78,37</text:p>
          </table:table-cell>
          <table:covered-table-cell table:style-name="ce8"/>
          <table:table-cell/>
          <table:table-cell table:style-name="ce2" table:formula="of:=[.H6]" office:value-type="float" office:value="4">
            <text:p>4</text:p>
          </table:table-cell>
          <table:table-cell table:style-name="ce4" table:formula="of:=[.I16]/[.H26]" office:value-type="float" office:value="0.934139192038546">
            <text:p>0,93</text:p>
          </table:table-cell>
          <table:table-cell table:style-name="ce8" table:formula="of:=[.J16]/[.H26]" office:value-type="float" office:value="0.694355624669436">
            <text:p>0,69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covered-table-cell table:style-name="ce2"/>
          <table:table-cell office:value-type="float" office:value="6">
            <text:p>6</text:p>
          </table:table-cell>
          <table:table-cell table:style-name="ce4" office:value-type="float" office:value="59.786053">
            <text:p>59,79</text:p>
          </table:table-cell>
          <table:covered-table-cell table:style-name="Default"/>
          <table:table-cell office:value-type="float" office:value="78.372046">
            <text:p>78,37</text:p>
          </table:table-cell>
          <table:covered-table-cell table:style-name="ce8"/>
          <table:table-cell/>
          <table:table-cell table:style-name="ce2" table:formula="of:=[.H7]" office:value-type="float" office:value="8">
            <text:p>8</text:p>
          </table:table-cell>
          <table:table-cell table:style-name="ce4" table:formula="of:=[.I17]/[.H27]" office:value-type="float" office:value="0.850123896143958">
            <text:p>0,85</text:p>
          </table:table-cell>
          <table:table-cell table:style-name="ce8" table:formula="of:=[.J17]/[.H27]" office:value-type="float" office:value="0.645404147309408">
            <text:p>0,65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table:style-name="ce3" office:value-type="float" office:value="16" table:number-columns-spanned="1" table:number-rows-spanned="6">
            <text:p>16</text:p>
          </table:table-cell>
          <table:table-cell office:value-type="float" office:value="1">
            <text:p>1</text:p>
          </table:table-cell>
          <table:table-cell table:style-name="ce4" office:value-type="float" office:value="40.313991">
            <text:p>40,31</text:p>
          </table:table-cell>
          <table:table-cell table:style-name="ce6" table:formula="of:=MIN([.C28:.C33])" office:value-type="float" office:value="40.051003" table:number-columns-spanned="1" table:number-rows-spanned="6">
            <text:p>40,05</text:p>
          </table:table-cell>
          <table:table-cell office:value-type="float" office:value="40.204449">
            <text:p>40,2</text:p>
          </table:table-cell>
          <table:table-cell table:style-name="ce9" table:formula="of:=MIN([.E28:.E33])" office:value-type="float" office:value="40.185069" table:number-columns-spanned="1" table:number-rows-spanned="6">
            <text:p>40,19</text:p>
          </table:table-cell>
          <table:table-cell/>
          <table:table-cell table:style-name="ce3" table:formula="of:=[.H8]" office:value-type="float" office:value="16">
            <text:p>16</text:p>
          </table:table-cell>
          <table:table-cell table:style-name="ce6" table:formula="of:=[.I18]/[.H28]" office:value-type="float" office:value="0.625414363842523">
            <text:p>0,63</text:p>
          </table:table-cell>
          <table:table-cell table:style-name="ce9" table:formula="of:=[.J18]/[.H28]" office:value-type="float" office:value="0.629320096476629">
            <text:p>0,63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covered-table-cell table:style-name="ce2"/>
          <table:table-cell office:value-type="float" office:value="2">
            <text:p>2</text:p>
          </table:table-cell>
          <table:table-cell table:style-name="ce4" office:value-type="float" office:value="40.789982">
            <text:p>40,79</text:p>
          </table:table-cell>
          <table:covered-table-cell table:style-name="Default"/>
          <table:table-cell office:value-type="float" office:value="40.202173">
            <text:p>40,2</text:p>
          </table:table-cell>
          <table:covered-table-cell table:style-name="ce8"/>
          <table:table-cell table:number-columns-repeated="6"/>
          <table:table-cell table:style-name="ce4"/>
          <table:table-cell/>
        </table:table-row>
        <table:table-row table:style-name="ro1">
          <table:covered-table-cell table:style-name="ce2"/>
          <table:table-cell office:value-type="float" office:value="3">
            <text:p>3</text:p>
          </table:table-cell>
          <table:table-cell table:style-name="ce4" office:value-type="float" office:value="40.051003">
            <text:p>40,05</text:p>
          </table:table-cell>
          <table:covered-table-cell table:style-name="Default"/>
          <table:table-cell office:value-type="float" office:value="40.202611">
            <text:p>40,2</text:p>
          </table:table-cell>
          <table:covered-table-cell table:style-name="ce8"/>
          <table:table-cell table:number-columns-repeated="6"/>
          <table:table-cell table:style-name="ce4"/>
          <table:table-cell/>
        </table:table-row>
        <table:table-row table:style-name="ro1">
          <table:covered-table-cell table:style-name="ce2"/>
          <table:table-cell office:value-type="float" office:value="4">
            <text:p>4</text:p>
          </table:table-cell>
          <table:table-cell table:style-name="ce4" office:value-type="float" office:value="40.808973">
            <text:p>40,81</text:p>
          </table:table-cell>
          <table:covered-table-cell table:style-name="Default"/>
          <table:table-cell office:value-type="float" office:value="40.202715">
            <text:p>40,2</text:p>
          </table:table-cell>
          <table:covered-table-cell table:style-name="ce8"/>
          <table:table-cell table:number-columns-repeated="6"/>
          <table:table-cell table:style-name="ce4"/>
          <table:table-cell/>
        </table:table-row>
        <table:table-row table:style-name="ro1">
          <table:covered-table-cell table:style-name="ce2"/>
          <table:table-cell office:value-type="float" office:value="5">
            <text:p>5</text:p>
          </table:table-cell>
          <table:table-cell table:style-name="ce4" office:value-type="float" office:value="40.819972">
            <text:p>40,82</text:p>
          </table:table-cell>
          <table:covered-table-cell table:style-name="Default"/>
          <table:table-cell office:value-type="float" office:value="40.203235">
            <text:p>40,2</text:p>
          </table:table-cell>
          <table:covered-table-cell table:style-name="ce8"/>
          <table:table-cell table:number-columns-repeated="6"/>
          <table:table-cell table:style-name="ce4"/>
          <table:table-cell/>
        </table:table-row>
        <table:table-row table:style-name="ro1">
          <table:covered-table-cell table:style-name="ce3"/>
          <table:table-cell table:style-name="ce6" office:value-type="float" office:value="6">
            <text:p>6</text:p>
          </table:table-cell>
          <table:table-cell table:style-name="ce6" office:value-type="float" office:value="40.085968">
            <text:p>40,09</text:p>
          </table:table-cell>
          <table:covered-table-cell table:style-name="ce6"/>
          <table:table-cell table:style-name="ce6" office:value-type="float" office:value="40.185069">
            <text:p>40,19</text:p>
          </table:table-cell>
          <table:covered-table-cell table:style-name="ce9"/>
          <table:table-cell/>
          <table:table-cell table:style-name="ce4"/>
          <table:table-cell table:number-columns-repeated="4"/>
          <table:table-cell table:style-name="ce4"/>
          <table:table-cell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>
            <draw:frame table:end-cell-address="Sheet1.E57" table:end-x="2.744cm" table:end-y="0.101cm" draw:z-index="1" draw:style-name="gr1" draw:text-style-name="P1" svg:width="15.999cm" svg:height="8.999cm" svg:x="0.205cm" svg:y="0.135cm">
              <draw:object draw:notify-on-update-of-ranges="Sheet1.H4:Sheet1.H8 Sheet1.I3:Sheet1.I3 Sheet1.I4:Sheet1.I8 Sheet1.J3:Sheet1.J3 Sheet1.J4:Sheet1.J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style-name="Default"/>
          <table:table-cell>
            <draw:frame table:end-cell-address="Sheet1.I57" table:end-x="1.477cm" table:end-y="0.166cm" draw:z-index="2" draw:style-name="gr1" draw:text-style-name="P1" svg:width="15.999cm" svg:height="8.999cm" svg:x="2.753cm" svg:y="0.2cm">
              <draw:object draw:notify-on-update-of-ranges="Sheet1.H14:Sheet1.H18 Sheet1.I13:Sheet1.I13 Sheet1.I14:Sheet1.I18 Sheet1.J13:Sheet1.J13 Sheet1.J14:Sheet1.J18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3"/>
          <table:table-cell>
            <draw:frame table:end-cell-address="Sheet1.L57" table:end-x="0.961cm" table:end-y="0.205cm" draw:z-index="3" draw:style-name="gr1" draw:text-style-name="P1" svg:width="15.999cm" svg:height="8.999cm" svg:x="1.443cm" svg:y="0.239cm">
              <draw:object draw:notify-on-update-of-ranges="Sheet1.H24:Sheet1.H28 Sheet1.I23:Sheet1.I23 Sheet1.I24:Sheet1.I28 Sheet1.J23:Sheet1.J23 Sheet1.J24:Sheet1.J2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>
            <draw:frame table:end-cell-address="Sheet1.P57" table:end-x="0.489cm" table:end-y="0.288cm" draw:z-index="0" draw:style-name="gr1" draw:text-style-name="P1" svg:width="15.999cm" svg:height="8.999cm" svg:x="0.914cm" svg:y="0.322cm">
              <draw:object draw:notify-on-update-of-ranges="Sheet1.L4:Sheet1.L19 Sheet1.M3:Sheet1.M3 Sheet1.M4:Sheet1.M19 Sheet1.N3:Sheet1.N3 Sheet1.N4:Sheet1.N19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5"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4"/>
          <table:table-cell table:number-columns-repeated="4"/>
          <table:table-cell table:style-name="ce4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4"/>
          <table:table-cell table:number-columns-repeated="4"/>
          <table:table-cell table:style-name="ce4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4"/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ce4"/>
          <table:table-cell/>
          <table:table-cell table:style-name="ce4"/>
          <table:table-cell table:number-columns-repeated="6"/>
        </table:table-row>
        <table:table-row table:style-name="ro1">
          <table:table-cell table:number-columns-repeated="5"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/>
        </table:table-row>
        <table:table-row table:style-name="ro1" table:number-rows-repeated="3">
          <table:table-cell table:number-columns-repeated="5"/>
          <table:table-cell table:style-name="ce4"/>
          <table:table-cell table:number-columns-repeated="6"/>
          <table:table-cell table:style-name="ce4"/>
          <table:table-cell/>
        </table:table-row>
        <table:table-row table:style-name="ro1" table:number-rows-repeated="6">
          <table:table-cell table:number-columns-repeated="5"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/>
        </table:table-row>
        <table:table-row table:style-name="ro1" table:number-rows-repeated="3">
          <table:table-cell table:number-columns-repeated="5"/>
          <table:table-cell table:style-name="ce4"/>
          <table:table-cell/>
          <table:table-cell table:style-name="ce4"/>
          <table:table-cell table:number-columns-repeated="6"/>
        </table:table-row>
        <table:table-row table:style-name="ro1" table:number-rows-repeated="9">
          <table:table-cell table:number-columns-repeated="7"/>
          <table:table-cell table:style-name="ce4"/>
          <table:table-cell table:number-columns-repeated="6"/>
        </table:table-row>
        <table:table-row table:style-name="ro1" table:number-rows-repeated="14">
          <table:table-cell table:number-columns-repeated="14"/>
        </table:table-row>
        <table:table-row table:style-name="ro1" table:number-rows-repeated="42">
          <table:table-cell table:number-columns-repeated="5"/>
          <table:table-cell table:style-name="ce4"/>
          <table:table-cell table:number-columns-repeated="8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/>
          <table:table-cell table:style-name="ce4" table:number-columns-repeated="2"/>
          <table:table-cell table:number-columns-repeated="11"/>
        </table:table-row>
        <table:table-row table:style-name="ro1" table:number-rows-repeated="15"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4"/>
          <table:table-cell table:number-columns-repeated="9"/>
        </table:table-row>
      </table:table>
      <table:table table:name="Sheet2" table:style-name="ta1" table:print="false">
        <table:table-column table:style-name="co1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5" table:default-cell-style-name="Default"/>
        <table:table-row table:style-name="ro1">
          <table:table-cell/>
        </table:table-row>
      </table:table>
      <table:database-ranges>
        <table:database-range table:target-range-address="Sheet1.V88:Sheet1.W10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28">28.05.2024</text:date>, <text:time>22:5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39M48S</meta:editing-duration>
    <meta:editing-cycles>14</meta:editing-cycles>
    <meta:generator>OpenOffice/4.1.5$Win32 OpenOffice.org_project/415m1$Build-9789</meta:generator>
    <dc:date>2024-05-28T22:52:40.28</dc:date>
    <dc:creator>Загнеев </dc:creator>
    <meta:document-statistic meta:table-count="3" meta:cell-count="222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158cm" svg:y="3.714cm" style:legend-expansion="high" chart:style-name="ch2"/>
        <chart:plot-area chart:style-name="ch3" table:cell-range-address="Sheet1.H23:Sheet1.J28" chart:data-source-has-labels="both" svg:x="1.358cm" svg:y="0.855cm" svg:width="8.16cm" svg:height="6.957cm">
          <chartooo:coordinate-region svg:x="2.085cm" svg:y="1.068cm" svg:width="7.246cm" svg:height="6.071cm"/>
          <chart:axis chart:dimension="x" chart:name="primary-x" chart:style-name="ch4" chartooo:axis-type="auto">
            <chartooo:date-scale/>
            <chart:title svg:x="4.111cm" svg:y="7.993cm" chart:style-name="ch5">
              <text:p>Количество ядер</text:p>
            </chart:title>
            <chart:categories table:cell-range-address="Sheet1.H24:Sheet1.H28"/>
          </chart:axis>
          <chart:axis chart:dimension="y" chart:name="primary-y" chart:style-name="ch4">
            <chart:title svg:x="0.451cm" svg:y="5.898cm" chart:style-name="ch6">
              <text:p>Эффективность, у.е.</text:p>
            </chart:title>
            <chart:grid chart:style-name="ch7" chart:class="major"/>
          </chart:axis>
          <chart:series chart:style-name="ch8" chart:values-cell-range-address="Sheet1.I24:Sheet1.I28" chart:label-cell-address="Sheet1.I23:Sheet1.I23" chart:class="chart:line">
            <chart:data-point chart:repeated="5"/>
          </chart:series>
          <chart:series chart:style-name="ch9" chart:values-cell-range-address="Sheet1.J24:Sheet1.J28" chart:label-cell-address="Sheet1.J23:Sheet1.J2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инамическое распределение</text:p>
                <draw:g>
                  <svg:desc>Sheet1.I23:Sheet1.I23</svg:desc>
                </draw:g>
              </table:table-cell>
              <table:table-cell office:value-type="string">
                <text:p>Статическое распределение</text:p>
                <draw:g>
                  <svg:desc>Sheet1.J23:Sheet1.J2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H24:Sheet1.H28</svg:desc>
                </draw:g>
              </table:table-cell>
              <table:table-cell office:value-type="float" office:value="1">
                <text:p>1</text:p>
                <draw:g>
                  <svg:desc>Sheet1.I24:Sheet1.I28</svg:desc>
                </draw:g>
              </table:table-cell>
              <table:table-cell office:value-type="float" office:value="1">
                <text:p>1</text:p>
                <draw:g>
                  <svg:desc>Sheet1.J24:Sheet1.J2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956920587800724">
                <text:p>0.956920587800724</text:p>
              </table:table-cell>
              <table:table-cell office:value-type="float" office:value="0.831226930112496">
                <text:p>0.83122693011249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34139192038546">
                <text:p>0.934139192038546</text:p>
              </table:table-cell>
              <table:table-cell office:value-type="float" office:value="0.694355624669436">
                <text:p>0.69435562466943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850123896143958">
                <text:p>0.850123896143958</text:p>
              </table:table-cell>
              <table:table-cell office:value-type="float" office:value="0.645404147309408">
                <text:p>0.64540414730940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25414363842523">
                <text:p>0.625414363842523</text:p>
              </table:table-cell>
              <table:table-cell office:value-type="float" office:value="0.629320096476629">
                <text:p>0.6293200964766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158cm" svg:y="3.714cm" style:legend-expansion="high" chart:style-name="ch2"/>
        <chart:plot-area chart:style-name="ch3" table:cell-range-address="Sheet1.H3:Sheet1.J8" chart:data-source-has-labels="both" svg:x="1.358cm" svg:y="0.855cm" svg:width="8.16cm" svg:height="6.957cm">
          <chartooo:coordinate-region svg:x="2.165cm" svg:y="1.067cm" svg:width="7.166cm" svg:height="6.072cm"/>
          <chart:axis chart:dimension="x" chart:name="primary-x" chart:style-name="ch4" chartooo:axis-type="auto">
            <chartooo:date-scale/>
            <chart:title svg:x="4.111cm" svg:y="7.993cm" chart:style-name="ch5">
              <text:p>Количество ядер</text:p>
            </chart:title>
            <chart:categories table:cell-range-address="Sheet1.H4:Sheet1.H8"/>
          </chart:axis>
          <chart:axis chart:dimension="y" chart:name="primary-y" chart:style-name="ch4">
            <chart:title svg:x="0.451cm" svg:y="5.647cm" chart:style-name="ch6">
              <text:p>Время работы, с</text:p>
            </chart:title>
            <chart:grid chart:style-name="ch7" chart:class="major"/>
          </chart:axis>
          <chart:series chart:style-name="ch8" chart:values-cell-range-address="Sheet1.I4:Sheet1.I8" chart:label-cell-address="Sheet1.I3:Sheet1.I3" chart:class="chart:line">
            <chart:data-point chart:repeated="5"/>
          </chart:series>
          <chart:series chart:style-name="ch9" chart:values-cell-range-address="Sheet1.J4:Sheet1.J8" chart:label-cell-address="Sheet1.J3:Sheet1.J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инамическое распределение</text:p>
                <draw:g>
                  <svg:desc>Sheet1.I3:Sheet1.I3</svg:desc>
                </draw:g>
              </table:table-cell>
              <table:table-cell office:value-type="string">
                <text:p>Статическое распределение</text:p>
                <draw:g>
                  <svg:desc>Sheet1.J3:Sheet1.J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H4:Sheet1.H8</svg:desc>
                </draw:g>
              </table:table-cell>
              <table:table-cell office:value-type="float" office:value="400.775561">
                <text:p>400.775561</text:p>
                <draw:g>
                  <svg:desc>Sheet1.I4:Sheet1.I8</svg:desc>
                </draw:g>
              </table:table-cell>
              <table:table-cell office:value-type="float" office:value="404.628344">
                <text:p>404.628344</text:p>
                <draw:g>
                  <svg:desc>Sheet1.J4:Sheet1.J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09.408997">
                <text:p>209.408997</text:p>
              </table:table-cell>
              <table:table-cell office:value-type="float" office:value="243.392225">
                <text:p>243.3922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7.257988">
                <text:p>107.257988</text:p>
              </table:table-cell>
              <table:table-cell office:value-type="float" office:value="145.684837">
                <text:p>145.68483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8.928993">
                <text:p>58.928993</text:p>
              </table:table-cell>
              <table:table-cell office:value-type="float" office:value="78.367242">
                <text:p>78.36724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0.051003">
                <text:p>40.051003</text:p>
              </table:table-cell>
              <table:table-cell office:value-type="float" office:value="40.185069">
                <text:p>40.1850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158cm" svg:y="3.714cm" style:legend-expansion="high" chart:style-name="ch2"/>
        <chart:plot-area chart:style-name="ch3" table:cell-range-address="Sheet1.L3:Sheet1.N19" chart:data-source-has-labels="both" svg:x="1.358cm" svg:y="0.855cm" svg:width="8.16cm" svg:height="6.957cm">
          <chartooo:coordinate-region svg:x="2.905cm" svg:y="1.067cm" svg:width="6.427cm" svg:height="6.072cm"/>
          <chart:axis chart:dimension="x" chart:name="primary-x" chart:style-name="ch4" chartooo:axis-type="auto">
            <chartooo:date-scale/>
            <chart:title svg:x="4.111cm" svg:y="7.993cm" chart:style-name="ch5">
              <text:p>Номер процесса</text:p>
            </chart:title>
            <chart:categories table:cell-range-address="Sheet1.L4:Sheet1.L19"/>
          </chart:axis>
          <chart:axis chart:dimension="y" chart:name="primary-y" chart:style-name="ch4">
            <chart:title svg:x="0.451cm" svg:y="6.216cm" chart:style-name="ch6">
              <text:p>Вес выполненных задач</text:p>
            </chart:title>
            <chart:grid chart:style-name="ch7" chart:class="major"/>
          </chart:axis>
          <chart:series chart:style-name="ch8" chart:values-cell-range-address="Sheet1.M4:Sheet1.M19" chart:label-cell-address="Sheet1.M3:Sheet1.M3" chart:class="chart:line">
            <chart:data-point chart:repeated="16"/>
          </chart:series>
          <chart:series chart:style-name="ch9" chart:values-cell-range-address="Sheet1.N4:Sheet1.N19" chart:label-cell-address="Sheet1.N3:Sheet1.N3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инамическое распределение</text:p>
                <draw:g>
                  <svg:desc>Sheet1.M3:Sheet1.M3</svg:desc>
                </draw:g>
              </table:table-cell>
              <table:table-cell office:value-type="string">
                <text:p>Статическое распределение</text:p>
                <draw:g>
                  <svg:desc>Sheet1.N3:Sheet1.N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L4:Sheet1.L19</svg:desc>
                </draw:g>
              </table:table-cell>
              <table:table-cell office:value-type="float" office:value="2594540">
                <text:p>2594540</text:p>
                <draw:g>
                  <svg:desc>Sheet1.M4:Sheet1.M19</svg:desc>
                </draw:g>
              </table:table-cell>
              <table:table-cell office:value-type="float" office:value="3983620">
                <text:p>3983620</text:p>
                <draw:g>
                  <svg:desc>Sheet1.N4:Sheet1.N1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482860">
                <text:p>2482860</text:p>
              </table:table-cell>
              <table:table-cell office:value-type="float" office:value="3670120">
                <text:p>367012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532500">
                <text:p>2532500</text:p>
              </table:table-cell>
              <table:table-cell office:value-type="float" office:value="3146060">
                <text:p>314606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04000">
                <text:p>2504000</text:p>
              </table:table-cell>
              <table:table-cell office:value-type="float" office:value="2657540">
                <text:p>265754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524240">
                <text:p>2524240</text:p>
              </table:table-cell>
              <table:table-cell office:value-type="float" office:value="2149740">
                <text:p>214974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440400">
                <text:p>2440400</text:p>
              </table:table-cell>
              <table:table-cell office:value-type="float" office:value="1694220">
                <text:p>169422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472580">
                <text:p>2472580</text:p>
              </table:table-cell>
              <table:table-cell office:value-type="float" office:value="1409780">
                <text:p>140978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479160">
                <text:p>2479160</text:p>
              </table:table-cell>
              <table:table-cell office:value-type="float" office:value="1331420">
                <text:p>133142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511580">
                <text:p>2511580</text:p>
              </table:table-cell>
              <table:table-cell office:value-type="float" office:value="1340180">
                <text:p>134018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12460">
                <text:p>2512460</text:p>
              </table:table-cell>
              <table:table-cell office:value-type="float" office:value="1440880">
                <text:p>144088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563260">
                <text:p>2563260</text:p>
              </table:table-cell>
              <table:table-cell office:value-type="float" office:value="1702200">
                <text:p>170220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465100">
                <text:p>2465100</text:p>
              </table:table-cell>
              <table:table-cell office:value-type="float" office:value="2143060">
                <text:p>214306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470200">
                <text:p>2470200</text:p>
              </table:table-cell>
              <table:table-cell office:value-type="float" office:value="2631940">
                <text:p>263194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470960">
                <text:p>2470960</text:p>
              </table:table-cell>
              <table:table-cell office:value-type="float" office:value="3145320">
                <text:p>314532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481920">
                <text:p>2481920</text:p>
              </table:table-cell>
              <table:table-cell office:value-type="float" office:value="3612080">
                <text:p>361208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494240">
                <text:p>2494240</text:p>
              </table:table-cell>
              <table:table-cell office:value-type="float" office:value="3941840">
                <text:p>394184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158cm" svg:y="3.714cm" style:legend-expansion="high" chart:style-name="ch2"/>
        <chart:plot-area chart:style-name="ch3" table:cell-range-address="Sheet1.H13:Sheet1.J18" chart:data-source-has-labels="both" svg:x="1.358cm" svg:y="0.855cm" svg:width="8.16cm" svg:height="6.957cm">
          <chartooo:coordinate-region svg:x="1.979cm" svg:y="1.067cm" svg:width="7.352cm" svg:height="6.072cm"/>
          <chart:axis chart:dimension="x" chart:name="primary-x" chart:style-name="ch4" chartooo:axis-type="auto">
            <chartooo:date-scale/>
            <chart:title svg:x="4.111cm" svg:y="7.993cm" chart:style-name="ch5">
              <text:p>Количество ядер</text:p>
            </chart:title>
            <chart:categories table:cell-range-address="Sheet1.H14:Sheet1.H18"/>
          </chart:axis>
          <chart:axis chart:dimension="y" chart:name="primary-y" chart:style-name="ch4">
            <chart:title svg:x="0.451cm" svg:y="5.528cm" chart:style-name="ch6">
              <text:p>Ускорение, у.е.</text:p>
            </chart:title>
            <chart:grid chart:style-name="ch7" chart:class="major"/>
          </chart:axis>
          <chart:series chart:style-name="ch8" chart:values-cell-range-address="Sheet1.I14:Sheet1.I18" chart:label-cell-address="Sheet1.I13:Sheet1.I13" chart:class="chart:line">
            <chart:data-point chart:repeated="5"/>
          </chart:series>
          <chart:series chart:style-name="ch9" chart:values-cell-range-address="Sheet1.J14:Sheet1.J18" chart:label-cell-address="Sheet1.J13:Sheet1.J1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инамическое распределение</text:p>
                <draw:g>
                  <svg:desc>Sheet1.I13:Sheet1.I13</svg:desc>
                </draw:g>
              </table:table-cell>
              <table:table-cell office:value-type="string">
                <text:p>Статическое распределение</text:p>
                <draw:g>
                  <svg:desc>Sheet1.J13:Sheet1.J1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H14:Sheet1.H18</svg:desc>
                </draw:g>
              </table:table-cell>
              <table:table-cell office:value-type="float" office:value="1">
                <text:p>1</text:p>
                <draw:g>
                  <svg:desc>Sheet1.I14:Sheet1.I18</svg:desc>
                </draw:g>
              </table:table-cell>
              <table:table-cell office:value-type="float" office:value="1">
                <text:p>1</text:p>
                <draw:g>
                  <svg:desc>Sheet1.J14:Sheet1.J1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1384117560145">
                <text:p>1.91384117560145</text:p>
              </table:table-cell>
              <table:table-cell office:value-type="float" office:value="1.66245386022499">
                <text:p>1.6624538602249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73655676815418">
                <text:p>3.73655676815418</text:p>
              </table:table-cell>
              <table:table-cell office:value-type="float" office:value="2.77742249867775">
                <text:p>2.777422498677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.80099116915166">
                <text:p>6.80099116915166</text:p>
              </table:table-cell>
              <table:table-cell office:value-type="float" office:value="5.16323317847526">
                <text:p>5.1632331784752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0066298214804">
                <text:p>10.0066298214804</text:p>
              </table:table-cell>
              <table:table-cell office:value-type="float" office:value="10.0691215436261">
                <text:p>10.06912154362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